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Text_20_body">
      <style:paragraph-properties fo:padding="0.0193in" fo:border="0.06pt solid #d9d9e3"/>
    </style:style>
    <style:style style:name="P3" style:family="paragraph" style:parent-style-name="Text_20_body">
      <style:paragraph-properties fo:padding="0.0193in" fo:border="0.06pt solid #d9d9e3"/>
      <style:text-properties fo:language="fr" fo:country="FR"/>
    </style:style>
    <style:style style:name="P4" style:family="paragraph" style:parent-style-name="Text_20_body">
      <style:paragraph-properties fo:padding="0.0193in" fo:border="0.06pt solid #d9d9e3"/>
      <style:text-properties fo:language="fr" fo:country="FR" loext:padding="0.0193in" loext:border="0.06pt solid #d9d9e3"/>
    </style:style>
    <style:style style:name="P5" style:family="paragraph" style:parent-style-name="Text_20_body">
      <style:paragraph-properties fo:padding="0.0193in" fo:border="0.06pt solid #d9d9e3"/>
      <style:text-properties fo:font-size="14pt" fo:font-weight="bold" officeooo:rsid="000f2a36" officeooo:paragraph-rsid="000f2a36" style:font-size-asian="14pt" style:font-weight-asian="bold" style:font-size-complex="14pt" style:font-weight-complex="bold"/>
    </style:style>
    <style:style style:name="P6" style:family="paragraph" style:parent-style-name="Text_20_body" style:list-style-name="L1">
      <style:paragraph-properties fo:margin-top="0in" fo:margin-bottom="0in" loext:contextual-spacing="false" fo:padding="0.0193in" fo:border="0.06pt solid #d9d9e3"/>
      <style:text-properties fo:language="fr" fo:country="FR" loext:padding="0.0193in" loext:border="0.06pt solid #d9d9e3"/>
    </style:style>
    <style:style style:name="P7" style:family="paragraph" style:parent-style-name="Text_20_body" style:list-style-name="L2">
      <style:paragraph-properties fo:margin-top="0in" fo:margin-bottom="0in" loext:contextual-spacing="false" fo:padding="0.0193in" fo:border="0.06pt solid #d9d9e3"/>
      <style:text-properties fo:language="fr" fo:country="FR" loext:padding="0.0193in" loext:border="0.06pt solid #d9d9e3"/>
    </style:style>
    <style:style style:name="P8" style:family="paragraph" style:parent-style-name="Text_20_body" style:list-style-name="L1">
      <style:paragraph-properties fo:padding="0.0193in" fo:border="0.06pt solid #d9d9e3"/>
      <style:text-properties fo:language="fr" fo:country="FR" loext:padding="0.0193in" loext:border="0.06pt solid #d9d9e3"/>
    </style:style>
    <style:style style:name="P9" style:family="paragraph" style:parent-style-name="Text_20_body" style:list-style-name="L2">
      <style:paragraph-properties fo:padding="0.0193in" fo:border="0.06pt solid #d9d9e3"/>
      <style:text-properties fo:language="fr" fo:country="FR" loext:padding="0.0193in" loext:border="0.06pt solid #d9d9e3"/>
    </style:style>
    <style:style style:name="P10" style:family="paragraph" style:parent-style-name="Text_20_body" style:list-style-name="L3">
      <style:paragraph-properties fo:padding="0.0193in" fo:border="0.06pt solid #d9d9e3"/>
    </style:style>
    <style:style style:name="P11" style:family="paragraph" style:parent-style-name="Text_20_body" style:list-style-name="L4">
      <style:paragraph-properties fo:padding="0.0193in" fo:border="0.06pt solid #d9d9e3"/>
    </style:style>
    <style:style style:name="T1" style:family="text">
      <style:text-properties loext:padding="0.0193in" loext:border="0.06pt solid #d9d9e3"/>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374151" style:font-name="S hne" fo:font-size="12pt" fo:letter-spacing="normal" fo:font-style="normal"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l y a plusieurs façons d'optimiser vos connaissances sur le langage C, voici quelques suggestions :</text:p>
      <text:list xml:id="list163845169" text:style-name="L1">
        <text:list-item>
          <text:p text:style-name="P6">Commencez par revoir les concepts de base de la programmation en C, tels que les variables, les types de données, les opérateurs, les <text:span text:style-name="T2">structures de contrôle de flux,</text:span> les fonctions, les pointeurs, les tableaux, etc.</text:p>
        </text:list-item>
        <text:list-item>
          <text:p text:style-name="P6">Ensuite, étudiez les concepts plus avancés tels que les structures de données telles que les listes chaînées, les arbres, les graphes, etc. Et les fonctions de la bibliothèque standard de C, comme les entrées/sorties, les chaînes de caractères, les fichiers, etc.</text:p>
        </text:list-item>
        <text:list-item>
          <text:p text:style-name="P6">Pratiquez en écrivant des programmes en utilisant les concepts que vous avez appris. Il est important de mettre en pratique ce que vous avez appris pour mieux comprendre et retenir ces concepts.</text:p>
        </text:list-item>
        <text:list-item>
          <text:p text:style-name="P8">Utilisez des ressources en ligne pour vous aider à apprendre, comme des tutoriels, des cours en ligne, des exercices et des projets pratiques. Il existe de nombreux sites web et forums dédiés à l'apprentissage du C qui peuvent vous aider à approfondir vos connaissances. 5. Utilisez un débogueur pour vous aider à trouver et à corriger les erreurs dans vos programmes. Les débogueurs vous permettent de suivre l'exécution de votre programme pas à pas et de vérifier les valeurs de variables à différents moments.</text:p>
        </text:list-item>
      </text:list>
      <text:list xml:id="list1884200380" text:style-name="L2">
        <text:list-item>
          <text:p text:style-name="P7">Utilisez un <text:span text:style-name="T2">gestionnaire de version</text:span> pour suivre les modifications apportées à vos programmes et pour faciliter la collaboration avec d'autres développeurs.</text:p>
        </text:list-item>
        <text:list-item>
          <text:p text:style-name="P9">Participez à des communautés en ligne de développeurs C et partagez vos connaissances et vos expériences avec d'autres développeurs.</text:p>
        </text:list-item>
      </text:list>
      <text:p text:style-name="P4"/>
      <text:p text:style-name="P4">Il est important de noter que la pratique est essentielle pour devenir un développeur expérimenté en C. Il est donc important de continuer à écrire des programmes et à résoudre des problèmes pour améliorer vos compétences en programmation en C.</text:p>
      <text:p text:style-name="P3"><text:span text:style-name="T3">Les structures de contrôle de flux en C</text:span> permettent de contrôler l'ordre d'exécution des instructions dans un programme. Il existe plusieurs types de structures de contrôle de flux en C, notamment :</text:p>
      <text:list xml:id="list1967024701" text:style-name="L3">
        <text:list-item>
          <text:p text:style-name="P10">Les instructions de décision (<text:span text:style-name="Source_20_Text"><text:span text:style-name="T1">if</text:span></text:span>, <text:span text:style-name="Source_20_Text"><text:span text:style-name="T1">if-else</text:span></text:span>, <text:span text:style-name="Source_20_Text"><text:span text:style-name="T1">switch</text:span></text:span>) : Ces instructions permettent de tester une condition et d'exécuter des instructions spécifiques en fonction du résultat de cette condition.</text:p>
        </text:list-item>
        <text:list-item>
          <text:p text:style-name="P10">Les boucles (<text:span text:style-name="Source_20_Text"><text:span text:style-name="T1">for</text:span></text:span>, <text:span text:style-name="Source_20_Text"><text:span text:style-name="T1">while</text:span></text:span>, <text:span text:style-name="Source_20_Text"><text:span text:style-name="T1">do-while</text:span></text:span>) : Ces instructions permettent de répéter des instructions spécifiques jusqu'à ce qu'une condition particulière soit remplie.</text:p>
        </text:list-item>
        <text:list-item>
          <text:p text:style-name="P10">Les sauts (<text:span text:style-name="Source_20_Text"><text:span text:style-name="T1">break</text:span></text:span>, <text:span text:style-name="Source_20_Text"><text:span text:style-name="T1">continue</text:span></text:span>, <text:span text:style-name="Source_20_Text"><text:span text:style-name="T1">goto</text:span></text:span>) : Ces instructions permettent de contrôler la flow d'execution en sortant d'une boucle ou en sautant à une étiquette définie.</text:p>
        </text:list-item>
      </text:list>
      <text:p text:style-name="P2"><text:soft-page-break/>partie du compilateur ou de l'environnement de développement C, mais ils peuvent être utilisés conjointement avec ces outils pour suivre les modifications apportées à vos programmes C.</text:p>
      <text:p text:style-name="P2"><text:span text:style-name="T3">Les gestionnaires de version</text:span> sont des logiciels qui permettent de suivre les modifications apportées à des fichiers, quel que soit le type de fichiers, c'est pourquoi ils peuvent être utilisés pour les codes sources de programmes écrits dans n'importe quel langage, y compris C. Ils stockent l'historique des versions des fichiers dans un dépôt (repository) et permettent aux développeurs de travailler sur des versions différentes d'un fichier ou d'un ensemble de fichiers sans écraser les modifications des autres développeurs.</text:p>
      <text:p text:style-name="P2">Il est donc possible d'utiliser n'importe quel gestionnaire de version pour suivre les modifications apportées à des programmes écrits en C. Les plus populaires sont Git, SVN, Mercurial, mais il en existe d'autres. Il est important de choisir celui qui convient le mieux à vos besoins et à votre environnement de développement.</text:p>
      <text:p text:style-name="P2"/>
      <text:p text:style-name="P2">Il est important de comprendre comment utiliser ces structures de contrôle de flux pour écrire des programmes efficaces en C. Il est également important de comprendre comment utiliser les opérateurs de comparaison et de logique pour écrire des conditions efficaces. Il est donc important de comprendre ces concepts pour devenir un développeur expérimenté en C.</text:p>
      <text:p text:style-name="P2"/>
      <text:p text:style-name="P5">DEBOGUEUR</text:p>
      <text:p text:style-name="P2">Voici quelques étapes pour apprendre à utiliser un débogueur en C :</text:p>
      <text:list xml:id="list2754180838" text:style-name="L4">
        <text:list-item>
          <text:p text:style-name="P11">Tout d'abord, vous devez vous familiariser avec les concepts de base des débogueurs en général, comme les points d'arrêt, la navigation dans le code source et les variables.</text:p>
        </text:list-item>
        <text:list-item>
          <text:p text:style-name="P11">Choisissez un débogueur qui convient à votre environnement de développement. Il existe de nombreux débogueurs disponibles pour C, tels que GDB, LLDB, et Visual Studio Debugger.</text:p>
        </text:list-item>
        <text:list-item>
          <text:p text:style-name="P11">Apprenez les commandes de base du débogueur que vous avez choisi. Par exemple, apprenez à utiliser les commandes pour placer des points d'arrêt, lancer le débogage, naviguer dans le code source, et afficher les variables.</text:p>
        </text:list-item>
        <text:list-item>
          <text:p text:style-name="P11">Utilisez le débogueur pour résoudre des problèmes simples dans vos programmes C. Commencez par des programmes simples et utilisez le débogueur pour résoudre des erreurs courantes telles que les erreurs de segmentation et les boucles infinies.</text:p>
        </text:list-item>
        <text:list-item>
          <text:p text:style-name="P11">Utilisez le débogueur pour résoudre des problèmes plus complexes dans vos programmes C. Utilisez les fonctionnalités avancées du débogueur, comme les fonctions de surveillance de variables et les fonctions de débogage à distance pour résoudre des problèmes plus difficiles.</text:p>
        </text:list-item>
        <text:list-item>
          <text:p text:style-name="P11">Continuer à utiliser le débogueur tout au long de votre processus de développement pour résoudre les problèmes et améliorer votre code.</text:p>
        </text:list-item>
      </text:list>
      <text:p text:style-name="P2">Il est important de noter que l'utilisation d'un débogueur est un aspect important de la programmation, il est donc important de prendre le temps de comprendre et de maîtriser cet outil <text:soft-page-break/>pour devenir un développeur expérimenté en <text:span text:style-name="T4">C. Il est également important de comprendre les concepts de base de la programmation en C, tels que les pointeurs, les structures de données, et les fonctions, car cela vous aidera à comprendre comment le débogueur fonctionne et à utiliser ses fonctionnalités de manière efficace. Il est donc important de combiner l'apprentissage des concepts de base de la programmation en C avec l'apprentissage de l'utilisation d'un débogueur pour devenir un développeur expérimenté en C.</text:span></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5T11:02:52.672939339</meta:creation-date>
    <dc:date>2023-01-16T09:21:52.975304819</dc:date>
    <meta:editing-duration>PT18M6S</meta:editing-duration>
    <meta:editing-cycles>3</meta:editing-cycles>
    <meta:generator>LibreOffice/6.4.7.2$Linux_X86_64 LibreOffice_project/40$Build-2</meta:generator>
    <meta:document-statistic meta:table-count="0" meta:image-count="0" meta:object-count="0" meta:page-count="3" meta:paragraph-count="25" meta:word-count="930" meta:character-count="5950" meta:non-whitespace-character-count="5060"/>
  </office:meta>
</office:document-meta>
</file>